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637" officeooo:paragraph-rsid="000d7637"/>
    </style:style>
    <style:style style:name="P2" style:family="paragraph" style:parent-style-name="Standard">
      <style:text-properties officeooo:paragraph-rsid="000d7637"/>
    </style:style>
    <style:style style:name="T1" style:family="text">
      <style:text-properties officeooo:rsid="000d76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Configaration:</text:p>
      <text:p text:style-name="P1"/>
      <text:p text:style-name="P1">Master : <text:a xlink:type="simple" xlink:href="https://hashcode.tech/jenkins/computer/(master)/" text:style-name="Internet_20_link" text:visited-style-name="Visited_20_Internet_20_Link">https://hashcode.tech/jenkins/computer/(master)/</text:a></text:p>
      <text:p text:style-name="P1">Slave node 1: build-server</text:p>
      <text:p text:style-name="P2"><text:span text:style-name="T1"><text:s text:c="6"/>IP: </text:span>34.217.161.150</text:p>
      <text:p text:style-name="P1"><text:s text:c="6"/>label: build</text:p>
      <text:p text:style-name="P1">Slave node 2: uitest-server</text:p>
      <text:p text:style-name="P2"><text:span text:style-name="T1"><text:s text:c="6"/>IP: </text:span>54.201.241.84</text:p>
      <text:p text:style-name="P1"><text:s text:c="6"/>label:uitest</text:p>
      <text:p text:style-name="P1"/>
      <text:p text:style-name="P1"/>
      <text:p text:style-name="P1">Plugins installed in Jenkins:</text:p>
      <text:p text:style-name="P1">---All suggested plugins</text:p>
      <text:p text:style-name="P1">---Jenkins-Sonaeqube scanner plugin</text:p>
      <text:p text:style-name="P1">---Robotframework plugin</text:p>
      <text:p text:style-name="P1">---Slack notification plugin</text:p>
      <text:p text:style-name="P1">---Allure jenkins plugi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57:23.981446212</meta:creation-date>
    <dc:date>2018-07-09T11:52:43.481180635</dc:date>
    <meta:editing-duration>PT45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3" meta:character-count="379" meta:non-whitespace-character-count="331"/>
  </office:meta>
</office:document-meta>
</file>